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table:style-name="ce23"/>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1">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1">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Item Display shows page buttons even when they don’t show anything more.</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ove selected ally state in Party and Techs menu to overall menu, allowing sharing.</text:p>
          </table:table-cell>
          <table:table-cell office:value-type="string" calcext:value-type="string">
            <text:p>Todo</text:p>
          </table:table-cell>
          <table:table-cell office:value-type="string" calcext:value-type="string">
            <text:p>Also put Techs before Items button in menu.</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row table:style-name="ro1">
          <table:table-cell office:value-type="string" calcext:value-type="string">
            <text:p>Add checksum to Save File.</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1"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0">00/00/0000</text:date>, <text:time style:data-style-name="N2" text:time-value="22:53:00.5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10-10T23:45:25.142000000</dc:date>
    <meta:editing-duration>P7DT5H20M43S</meta:editing-duration>
    <meta:editing-cycles>550</meta:editing-cycles>
    <meta:generator>LibreOffice/7.1.0.3$Windows_X86_64 LibreOffice_project/f6099ecf3d29644b5008cc8f48f42f4a40986e4c</meta:generator>
    <meta:document-statistic meta:table-count="6" meta:cell-count="521" meta:object-count="0"/>
  </office:meta>
</office:document-meta>
</file>